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dd4" officeooo:paragraph-rsid="00128dd4"/>
    </style:style>
    <style:style style:name="P2" style:family="paragraph" style:parent-style-name="Standard">
      <style:text-properties officeooo:rsid="0013cde0" officeooo:paragraph-rsid="0013cde0"/>
    </style:style>
    <style:style style:name="P3" style:family="paragraph" style:parent-style-name="Standard">
      <style:text-properties officeooo:rsid="00169110" officeooo:paragraph-rsid="00169110"/>
    </style:style>
    <style:style style:name="P4" style:family="paragraph" style:parent-style-name="Standard">
      <style:text-properties fo:font-weight="bold" officeooo:rsid="00169110" officeooo:paragraph-rsid="00169110" style:font-weight-asian="bold" style:font-weight-complex="bold"/>
    </style:style>
    <style:style style:name="P5" style:family="paragraph" style:parent-style-name="Standard">
      <style:text-properties fo:font-weight="bold" officeooo:rsid="001848a5" officeooo:paragraph-rsid="001848a5" style:font-weight-asian="bold" style:font-weight-complex="bold"/>
    </style:style>
    <style:style style:name="P6" style:family="paragraph" style:parent-style-name="Standard">
      <style:text-properties fo:font-weight="bold" officeooo:rsid="001a1c0e" officeooo:paragraph-rsid="001a1c0e" style:font-weight-asian="bold" style:font-weight-complex="bold"/>
    </style:style>
    <style:style style:name="P7" style:family="paragraph" style:parent-style-name="Standard">
      <style:text-properties officeooo:rsid="001aa7c2" officeooo:paragraph-rsid="001aa7c2"/>
    </style:style>
    <style:style style:name="P8" style:family="paragraph" style:parent-style-name="Standard">
      <style:text-properties officeooo:rsid="001aa7c2" officeooo:paragraph-rsid="001848a5"/>
    </style:style>
    <style:style style:name="T1" style:family="text">
      <style:text-properties officeooo:rsid="001691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 LOG </text:p>
      <text:p text:style-name="P1"/>
      <text:p text:style-name="P1">d415 </text:p>
      <text:p text:style-name="P2">restart the system or USB3.0 problem. --》my <text:span text:style-name="T1">device is USB3.0.checked through&lt;lsusb&gt;</text:span></text:p>
      <text:p text:style-name="P2">Support??</text:p>
      <text:p text:style-name="P2"/>
      <text:p text:style-name="P3">when connected and use&lt;lsusb&gt;</text:p>
      <text:p text:style-name="P3">&gt; <text:s/></text:p>
      <text:p text:style-name="P3"/>
      <text:p text:style-name="P3">Bus 002 Device 028: ID 8086:0adb Intel Corp. </text:p>
      <text:p text:style-name="P3">Bus 002 Device 001: ID 1d6b:0003 Linux Foundation 3.0 root hub</text:p>
      <text:p text:style-name="P3">Bus 001 Device 004: ID 0bda:b00a Realtek Semiconductor Corp. </text:p>
      <text:p text:style-name="P3">Bus 001 Device 003: ID 04ca:7086 Lite-On Technology Corp. </text:p>
      <text:p text:style-name="P3">Bus 001 Device 030: ID 046d:c542 Logitech, Inc. </text:p>
      <text:p text:style-name="P3">Bus 001 Device 001: ID 1d6b:0002 Linux Foundation 2.0 root hub</text:p>
      <text:p text:style-name="P3"/>
      <text:p text:style-name="P3">&gt; </text:p>
      <text:p text:style-name="P2"/>
      <text:p text:style-name="P3">restart the system to solve this problem???</text:p>
      <text:p text:style-name="P2">rs-capture: /home/vicky/librealsense/src/pipeline/pipeline.cpp:84: void librealsense::pipeline::pipeline::unsafe_start(std::shared_ptr&lt;librealsense::pipeline::config&gt;): Assertion `profile-&gt;_multistream.get_profiles().size() &gt; 0' failed.</text:p>
      <text:p text:style-name="P2">Aborted (core dumped)</text:p>
      <text:p text:style-name="P2"/>
      <text:p text:style-name="P3">capture mistake </text:p>
      <text:p text:style-name="P3"/>
      <text:p text:style-name="P3">&gt;</text:p>
      <text:p text:style-name="P3">rs-capture: /home/vicky/librealsense/src/pipeline/pipeline.cpp:84: void librealsense::pipeline::pipeline::unsafe_start(std::shared_ptr&lt;librealsense::pipeline::config&gt;): Assertion `profile-&gt;_multistream.get_profiles().size() &gt; 0' failed.</text:p>
      <text:p text:style-name="P3">Aborted (core dumped)</text:p>
      <text:p text:style-name="P3">&gt;</text:p>
      <text:p text:style-name="P3"/>
      <text:p text:style-name="P3">when roslaunch </text:p>
      <text:p text:style-name="P4">roslaunch realsense2_camera rs_camera.launch align_depth:=true</text:p>
      <text:p text:style-name="P3">... logging to /home/vicky/.ros/log/88d3af5c-c1df-11ea-a882-802bf9a9fbab/roslaunch-vicky-HP-Pavilion-Laptop-14-ce0xxx-16963.log</text:p>
      <text:p text:style-name="P3">Checking log directory for disk usage. This may take a while.</text:p>
      <text:p text:style-name="P3">Press Ctrl-C to interrupt</text:p>
      <text:p text:style-name="P3">Done checking log file disk usage. Usage is &lt;1GB.</text:p>
      <text:p text:style-name="P3"/>
      <text:p text:style-name="P3">started roslaunch server http://vicky-HP-Pavilion-Laptop-14-ce0xxx:39797/</text:p>
      <text:p text:style-name="P3"/>
      <text:p text:style-name="P3">SUMMARY</text:p>
      <text:p text:style-name="P3">========</text:p>
      <text:p text:style-name="P3"/>
      <text:p text:style-name="P3">PARAMETERS</text:p>
      <text:p text:style-name="P3"><text:s/>* /camera/realsense2_camera/accel_fps: 250</text:p>
      <text:p text:style-name="P3"><text:s/>* /camera/realsense2_camera/accel_frame_id: camera_accel_frame</text:p>
      <text:p text:style-name="P3"><text:s/>* /camera/realsense2_camera/accel_optical_frame_id: camera_accel_opti...</text:p>
      <text:p text:style-name="P3"><text:s/>* /camera/realsense2_camera/align_depth: True</text:p>
      <text:p text:style-name="P3"><text:s/>* /camera/realsense2_camera/aligned_depth_to_color_frame_id: camera_aligned_de...</text:p>
      <text:p text:style-name="P3"><text:soft-page-break/><text:s/>* /camera/realsense2_camera/aligned_depth_to_fisheye1_frame_id: camera_aligned_de...</text:p>
      <text:p text:style-name="P3"><text:s/>* /camera/realsense2_camera/aligned_depth_to_fisheye2_frame_id: camera_aligned_de...</text:p>
      <text:p text:style-name="P3"><text:s/>* /camera/realsense2_camera/aligned_depth_to_fisheye_frame_id: camera_aligned_de...</text:p>
      <text:p text:style-name="P3"><text:s/>* /camera/realsense2_camera/aligned_depth_to_infra1_frame_id: camera_aligned_de...</text:p>
      <text:p text:style-name="P3"><text:s/>* /camera/realsense2_camera/aligned_depth_to_infra2_frame_id: camera_aligned_de...</text:p>
      <text:p text:style-name="P3"><text:s/>* /camera/realsense2_camera/allow_no_texture_points: False</text:p>
      <text:p text:style-name="P3"><text:s/>* /camera/realsense2_camera/base_frame_id: camera_link</text:p>
      <text:p text:style-name="P3"><text:s/>* /camera/realsense2_camera/calib_odom_file: </text:p>
      <text:p text:style-name="P3"><text:s/>* /camera/realsense2_camera/clip_distance: -2.0</text:p>
      <text:p text:style-name="P3"><text:s/>* /camera/realsense2_camera/color_fps: 30</text:p>
      <text:p text:style-name="P3"><text:s/>* /camera/realsense2_camera/color_frame_id: camera_color_frame</text:p>
      <text:p text:style-name="P3"><text:s/>* /camera/realsense2_camera/color_height: 480</text:p>
      <text:p text:style-name="P3"><text:s/>* /camera/realsense2_camera/color_optical_frame_id: camera_color_opti...</text:p>
      <text:p text:style-name="P3"><text:s/>* /camera/realsense2_camera/color_width: 640</text:p>
      <text:p text:style-name="P3"><text:s/>* /camera/realsense2_camera/depth_fps: 30</text:p>
      <text:p text:style-name="P3"><text:s/>* /camera/realsense2_camera/depth_frame_id: camera_depth_frame</text:p>
      <text:p text:style-name="P3"><text:s/>* /camera/realsense2_camera/depth_height: 480</text:p>
      <text:p text:style-name="P3"><text:s/>* /camera/realsense2_camera/depth_optical_frame_id: camera_depth_opti...</text:p>
      <text:p text:style-name="P3"><text:s/>* /camera/realsense2_camera/depth_width: 640</text:p>
      <text:p text:style-name="P3"><text:s/>* /camera/realsense2_camera/device_type: </text:p>
      <text:p text:style-name="P3"><text:s/>* /camera/realsense2_camera/enable_accel: False</text:p>
      <text:p text:style-name="P3"><text:s/>* /camera/realsense2_camera/enable_color: True</text:p>
      <text:p text:style-name="P3"><text:s/>* /camera/realsense2_camera/enable_depth: True</text:p>
      <text:p text:style-name="P3"><text:s/>* /camera/realsense2_camera/enable_fisheye1: False</text:p>
      <text:p text:style-name="P3"><text:s/>* /camera/realsense2_camera/enable_fisheye2: False</text:p>
      <text:p text:style-name="P3"><text:s/>* /camera/realsense2_camera/enable_fisheye: False</text:p>
      <text:p text:style-name="P3"><text:s/>* /camera/realsense2_camera/enable_gyro: False</text:p>
      <text:p text:style-name="P3"><text:s/>* /camera/realsense2_camera/enable_infra1: False</text:p>
      <text:p text:style-name="P3"><text:s/>* /camera/realsense2_camera/enable_infra2: False</text:p>
      <text:p text:style-name="P3"><text:s/>* /camera/realsense2_camera/enable_infra: False</text:p>
      <text:p text:style-name="P3"><text:s/>* /camera/realsense2_camera/enable_pointcloud: False</text:p>
      <text:p text:style-name="P3"><text:s/>* /camera/realsense2_camera/enable_pose: False</text:p>
      <text:p text:style-name="P3"><text:s/>* /camera/realsense2_camera/enable_sync: False</text:p>
      <text:p text:style-name="P3"><text:s/>* /camera/realsense2_camera/filters: </text:p>
      <text:p text:style-name="P3"><text:s/>* /camera/realsense2_camera/fisheye1_frame_id: camera_fisheye1_f...</text:p>
      <text:p text:style-name="P3"><text:s/>* /camera/realsense2_camera/fisheye1_optical_frame_id: camera_fisheye1_o...</text:p>
      <text:p text:style-name="P3"><text:s/>* /camera/realsense2_camera/fisheye2_frame_id: camera_fisheye2_f...</text:p>
      <text:p text:style-name="P3"><text:s/>* /camera/realsense2_camera/fisheye2_optical_frame_id: camera_fisheye2_o...</text:p>
      <text:p text:style-name="P3"><text:s/>* /camera/realsense2_camera/fisheye_fps: 30</text:p>
      <text:p text:style-name="P3"><text:s/>* /camera/realsense2_camera/fisheye_frame_id: camera_fisheye_frame</text:p>
      <text:p text:style-name="P3"><text:s/>* /camera/realsense2_camera/fisheye_height: 480</text:p>
      <text:p text:style-name="P3"><text:s/>* /camera/realsense2_camera/fisheye_optical_frame_id: camera_fisheye_op...</text:p>
      <text:p text:style-name="P3"><text:s/>* /camera/realsense2_camera/fisheye_width: 640</text:p>
      <text:p text:style-name="P3"><text:s/>* /camera/realsense2_camera/gyro_fps: 400</text:p>
      <text:p text:style-name="P3"><text:s/>* /camera/realsense2_camera/gyro_frame_id: camera_gyro_frame</text:p>
      <text:p text:style-name="P3"><text:s/>* /camera/realsense2_camera/gyro_optical_frame_id: camera_gyro_optic...</text:p>
      <text:p text:style-name="P3"><text:s/>* /camera/realsense2_camera/imu_optical_frame_id: camera_imu_optica...</text:p>
      <text:p text:style-name="P3"><text:s/>* /camera/realsense2_camera/infra1_frame_id: camera_infra1_frame</text:p>
      <text:p text:style-name="P3"><text:s/>* /camera/realsense2_camera/infra1_optical_frame_id: camera_infra1_opt...</text:p>
      <text:p text:style-name="P3"><text:s/>* /camera/realsense2_camera/infra2_frame_id: camera_infra2_frame</text:p>
      <text:p text:style-name="P3"><text:s/>* /camera/realsense2_camera/infra2_optical_frame_id: camera_infra2_opt...</text:p>
      <text:p text:style-name="P3"><text:s/>* /camera/realsense2_camera/infra_fps: 30</text:p>
      <text:p text:style-name="P3"><text:soft-page-break/><text:s/>* /camera/realsense2_camera/infra_height: 480</text:p>
      <text:p text:style-name="P3"><text:s/>* /camera/realsense2_camera/infra_width: 640</text:p>
      <text:p text:style-name="P3"><text:s/>* /camera/realsense2_camera/initial_reset: False</text:p>
      <text:p text:style-name="P3"><text:s/>* /camera/realsense2_camera/json_file_path: </text:p>
      <text:p text:style-name="P3"><text:s/>* /camera/realsense2_camera/linear_accel_cov: 0.01</text:p>
      <text:p text:style-name="P3"><text:s/>* /camera/realsense2_camera/odom_frame_id: camera_odom_frame</text:p>
      <text:p text:style-name="P3"><text:s/>* /camera/realsense2_camera/pointcloud_texture_index: 0</text:p>
      <text:p text:style-name="P3"><text:s/>* /camera/realsense2_camera/pointcloud_texture_stream: RS2_STREAM_COLOR</text:p>
      <text:p text:style-name="P3"><text:s/>* /camera/realsense2_camera/pose_frame_id: camera_pose_frame</text:p>
      <text:p text:style-name="P3"><text:s/>* /camera/realsense2_camera/pose_optical_frame_id: camera_pose_optic...</text:p>
      <text:p text:style-name="P3"><text:s/>* /camera/realsense2_camera/publish_odom_tf: True</text:p>
      <text:p text:style-name="P3"><text:s/>* /camera/realsense2_camera/publish_tf: True</text:p>
      <text:p text:style-name="P3"><text:s/>* /camera/realsense2_camera/rosbag_filename: </text:p>
      <text:p text:style-name="P3"><text:s/>* /camera/realsense2_camera/serial_no: </text:p>
      <text:p text:style-name="P3"><text:s/>* /camera/realsense2_camera/tf_publish_rate: 0.0</text:p>
      <text:p text:style-name="P3"><text:s/>* /camera/realsense2_camera/topic_odom_in: odom_in</text:p>
      <text:p text:style-name="P3"><text:s/>* /camera/realsense2_camera/unite_imu_method: </text:p>
      <text:p text:style-name="P3"><text:s/>* /camera/realsense2_camera/usb_port_id: </text:p>
      <text:p text:style-name="P3"><text:s/>* /rosdistro: melodic</text:p>
      <text:p text:style-name="P3"><text:s/>* /rosversion: 1.14.6</text:p>
      <text:p text:style-name="P3"/>
      <text:p text:style-name="P3">NODES</text:p>
      <text:p text:style-name="P3"><text:s text:c="2"/>/camera/</text:p>
      <text:p text:style-name="P3"><text:s text:c="4"/>realsense2_camera (nodelet/nodelet)</text:p>
      <text:p text:style-name="P3"><text:s text:c="4"/>realsense2_camera_manager (nodelet/nodelet)</text:p>
      <text:p text:style-name="P3"/>
      <text:p text:style-name="P3">auto-starting new master</text:p>
      <text:p text:style-name="P3">process[master]: started with pid [16974]</text:p>
      <text:p text:style-name="P3">ROS_MASTER_URI=http://localhost:11311</text:p>
      <text:p text:style-name="P3"/>
      <text:p text:style-name="P3">setting /run_id to 88d3af5c-c1df-11ea-a882-802bf9a9fbab</text:p>
      <text:p text:style-name="P3">process[rosout-1]: started with pid [16986]</text:p>
      <text:p text:style-name="P3">started core service [/rosout]</text:p>
      <text:p text:style-name="P3">process[camera/realsense2_camera_manager-2]: started with pid [16989]</text:p>
      <text:p text:style-name="P3">process[camera/realsense2_camera-3]: started with pid [16994]</text:p>
      <text:p text:style-name="P3">[ INFO] [1594297641.477694151]: Initializing nodelet with 8 worker threads.</text:p>
      <text:p text:style-name="P3">[ INFO] [1594297641.998484834]: RealSense ROS v2.2.14</text:p>
      <text:p text:style-name="P3">[ INFO] [1594297641.998602251]: Running with LibRealSense v2.35.2</text:p>
      <text:p text:style-name="P3">[ INFO] [1594297642.021760092]: <text:s/></text:p>
      <text:p text:style-name="P3"><text:s/>09/07 13:27:22,033 WARNING [140096132912896] (types.cpp:49) info Serial Number not supported by the device!</text:p>
      <text:p text:style-name="P3">terminate called after throwing an instance of 'rs2::invalid_value_error'</text:p>
      <text:p text:style-name="P3"><text:s text:c="2"/>what(): <text:s/>info Serial Number not supported by the device!</text:p>
      <text:p text:style-name="P4">[camera/realsense2_camera_manager-2] process has died [pid 16989, exit code -6, cmd /opt/ros/melodic/lib/nodelet/nodelet manager __name:=realsense2_camera_manager __log:=/home/vicky/.ros/log/88d3af5c-c1df-11ea-a882-802bf9a9fbab/camera-realsense2_camera_manager-2.log].</text:p>
      <text:p text:style-name="P4">log file: /home/vicky/.ros/log/88d3af5c-c1df-11ea-a882-802bf9a9fbab/camera-realsense2_camera_manager-2*.log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5:47:41.499870922</meta:creation-date>
    <meta:editing-duration>PT9S</meta:editing-duration>
    <meta:editing-cycles>2</meta:editing-cycles>
    <meta:generator>LibreOffice/6.0.7.3$Linux_X86_64 LibreOffice_project/00m0$Build-3</meta:generator>
    <dc:date>2020-07-10T06:32:00.011225408</dc:date>
    <meta:document-statistic meta:table-count="0" meta:image-count="0" meta:object-count="0" meta:page-count="3" meta:paragraph-count="129" meta:word-count="488" meta:character-count="7084" meta:non-whitespace-character-count="6615"/>
  </office:meta>
</office:document-meta>
</file>